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0146323FFCB2DCE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ccanthis ADF Std No2" svg:font-family="'Accanthis ADF Std No2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3.55cm" fo:min-width="0cm"/>
    </style:style>
    <style:style style:name="gr2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cm" fo:min-width="3.4cm"/>
    </style:style>
    <style:style style:name="gr3" style:family="graphic" style:parent-style-name="standard">
      <style:graphic-properties draw:stroke="none" svg:stroke-color="#000000" draw:fill="solid" draw:fill-color="#616161" draw:textarea-horizontal-align="justify" draw:textarea-vertical-align="middle" draw:auto-grow-height="false" fo:min-height="3.15cm" fo:min-width="0cm"/>
    </style:style>
    <style:style style:name="gr4" style:family="graphic" style:parent-style-name="standard">
      <style:graphic-properties draw:stroke="none" svg:stroke-color="#536dfe" draw:fill="bitmap" draw:fill-color="#9fa8da" draw:fill-image-name="Pool" draw:opacity="100%" draw:opacity-name="" draw:textarea-horizontal-align="justify" draw:textarea-vertical-align="bottom" draw:auto-grow-height="false" fo:min-height="3.15cm" fo:min-width="1.6cm"/>
      <style:paragraph-properties style:writing-mode="lr-tb"/>
    </style:style>
    <style:style style:name="gr5" style:family="graphic" style:parent-style-name="standard">
      <style:graphic-properties draw:fill="solid" draw:fill-color="#ede7f6" draw:opacity="42%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ede7f6" draw:opacity="42%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fill="solid" draw:fill-color="#ede7f6" draw:opacity="42%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032cm" fo:min-width="1.4cm" fo:wrap-option="wrap"/>
      <style:paragraph-properties style:writing-mode="lr-tb"/>
    </style:style>
    <style:style style:name="gr9" style:family="graphic" style:parent-style-name="standard">
      <style:graphic-properties draw:stroke="dash" draw:stroke-dash="Long_20_Dot" svg:stroke-linecap="butt" draw:fill="none" draw:textarea-horizontal-align="justify" draw:textarea-vertical-align="middle" draw:auto-grow-height="false" fo:min-height="1.112cm" fo:min-width="0.662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1.426cm"/>
      <style:paragraph-properties style:writing-mode="lr-tb"/>
    </style:style>
    <style:style style:name="P1" style:family="paragraph">
      <loext:graphic-properties draw:fill="solid" draw:fill-color="#212121"/>
      <style:paragraph-properties fo:text-align="center"/>
    </style:style>
    <style:style style:name="P2" style:family="paragraph">
      <loext:graphic-properties draw:fill="solid" draw:fill-color="#616161"/>
      <style:paragraph-properties fo:text-align="center"/>
    </style:style>
    <style:style style:name="P3" style:family="paragraph">
      <style:paragraph-properties fo:text-align="center"/>
      <style:text-properties fo:color="#1a237e" loext:opacity="100%" fo:font-weight="bold" style:font-weight-asian="bold" style:font-weight-complex="bold"/>
    </style:style>
    <style:style style:name="P4" style:family="paragraph">
      <loext:graphic-properties draw:fill="bitmap" draw:fill-color="#9fa8da" draw:fill-image-name="Pool" draw:opacity="100%"/>
      <style:paragraph-properties fo:text-align="center"/>
      <style:text-properties fo:color="#1a237e" loext:opacity="100%" fo:font-weight="bold" style:font-weight-asian="bold" style:font-weight-complex="bold"/>
    </style:style>
    <style:style style:name="P5" style:family="paragraph">
      <loext:graphic-properties draw:fill="solid" draw:fill-color="#ede7f6" draw:opacity="42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1a237e" loext:opacity="100%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2cm" svg:height="3.8cm" svg:x="0.3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0.2cm" svg:x="0.3cm" svg:y="0.4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0.2cm" svg:x="0.3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3.4cm" svg:x="2.6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3.4cm" svg:x="0.5cm" svg:y="0.7cm">
          <text:p text:style-name="P3"><text:span text:style-name="T1">水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cm" svg:height="0.2cm" svg:x="1.999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cm" svg:height="0.5cm" svg:x="1.2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.599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cm" svg:height="0.3cm" svg:x="2.09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99cm" svg:height="0.199cm" svg:x="1.4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98cm" svg:height="0.198cm" svg:x="1.60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cm" svg:height="0.3cm" svg:x="1.599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7cm" svg:height="0.4cm" svg:x="0.3cm" svg:y="0.1cm">
          <text:p text:style-name="P6"><text:span text:style-name="T2">水蒸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579.7112180674 42984.53865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8" draw:layer="layout" svg:width="1.4cm" svg:height="1.6cm" svg:x="1.1cm" svg:y="0.9cm">
          <text:p/>
          <draw:enhanced-geometry svg:viewBox="0 0 21600 21600" draw:path-stretchpoint-x="10800" draw:path-stretchpoint-y="10800" draw:text-areas="?f3 ?f4 ?f5 ?f6" draw:type="round-rectangle" draw:modifiers="6279.320679320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2cm" svg:height="2.4cm" svg:x="2.8cm" svg:y="1.2cm">
          <text:p text:style-name="P6"><text:span text:style-name="T3">圧</text:span><text:span text:style-name="T3">力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ccanthis ADF Std No2" svg:font-family="'Accanthis ADF Std No2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Black_20_180_20_Degrees_20_Crossed" draw:display-name="Black 180 Degrees Crossed" draw:style="double" draw:color="#000000" draw:distance="0.102cm" draw:rotation="1800"/>
    <draw:hatch draw:name="Black_20_90_20_Degrees" draw:display-name="Black 90 Degrees" draw:style="single" draw:color="#000000" draw:distance="0.102cm" draw:rotation="900"/>
    <draw:fill-image draw:name="Pool" xlink:href="Pictures/100000000000005E0000005E0146323FFCB2DCEB.jpg" xlink:type="simple" xlink:show="embed" xlink:actuate="onLoad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5T00:55:38.175498969</dc:date>
    <meta:editing-duration>PT4H20M45S</meta:editing-duration>
    <meta:editing-cycles>49</meta:editing-cycles>
    <meta:generator>LibreOffice/7.3.5.2$Linux_X86_64 LibreOffice_project/30$Build-2</meta:generator>
    <meta:document-statistic meta:object-count="15"/>
  </office:meta>
</office:document-meta>
</file>